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6">
            <text:p>TENSOR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SIZE = 8192</text:p>
          </table:table-cell>
          <table:table-cell office:value-type="string" table:style-name="ce2">
            <text:p>Execution Time (s)</text:p>
          </table:table-cell>
          <table:table-cell office:value-type="string" table:style-name="ce3">
            <text:p>IPC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1" table:number-rows-spanned="2" table:style-name="ce6">
            <text:p>DMR</text:p>
          </table:table-cell>
          <table:table-cell office:value-type="string" table:style-name="ce1">
            <text:p>HALF</text:p>
          </table:table-cell>
          <table:table-cell office:value-type="float" office:value="0.27227970000000001" table:style-name="ce1">
            <text:p>0,2722797</text:p>
          </table:table-cell>
          <table:table-cell office:value-type="string" table:style-name="ce1">
            <text:p>0.398663</text:p>
          </table:table-cell>
          <table:table-cell office:value-type="string" table:style-name="ce1">
            <text:p>"Low (1)","Low (1)","Low (1)"</text:p>
          </table:table-cell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1">
            <text:p>FLOAT</text:p>
          </table:table-cell>
          <table:table-cell office:value-type="float" office:value="0.33732909999999999" table:style-name="ce1">
            <text:p>0,3373291</text:p>
          </table:table-cell>
          <table:table-cell office:value-type="string" table:style-name="ce1">
            <text:p>0.482279</text:p>
          </table:table-cell>
          <table:table-cell office:value-type="string" table:style-name="ce1">
            <text:p>"Low (1)","Low (1)","Low (1)"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2" table:style-name="ce6">
            <text:p>NONE</text:p>
          </table:table-cell>
          <table:table-cell office:value-type="string" table:style-name="ce1">
            <text:p>HALF</text:p>
          </table:table-cell>
          <table:table-cell office:value-type="float" office:value="0.272318" table:style-name="ce1">
            <text:p>0,272318</text:p>
          </table:table-cell>
          <table:table-cell office:value-type="string" table:style-name="ce1">
            <text:p>0.396979</text:p>
          </table:table-cell>
          <table:table-cell office:value-type="string" table:style-name="ce1">
            <text:p>"Low (1)","Low (1)","Low (1)"</text:p>
          </table:table-cell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1">
            <text:p>FLOAT</text:p>
          </table:table-cell>
          <table:table-cell office:value-type="float" office:value="0.33727489999999999" table:style-name="ce1">
            <text:p>0,3372749</text:p>
          </table:table-cell>
          <table:table-cell office:value-type="string" table:style-name="ce1">
            <text:p>0.479248</text:p>
          </table:table-cell>
          <table:table-cell office:value-type="string" table:style-name="ce1">
            <text:p>"Low (1)","Low (1)","Low (1)"</text:p>
          </table:table-cell>
          <table:table-cell table:number-columns-repeated="16379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6">
            <text:p>NO TENSOR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SIZE = 8192</text:p>
          </table:table-cell>
          <table:table-cell office:value-type="string" table:style-name="ce2">
            <text:p>Execution Time (s)</text:p>
          </table:table-cell>
          <table:table-cell office:value-type="string" table:style-name="ce3">
            <text:p>IPC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">
            <text:p>DMR</text:p>
          </table:table-cell>
          <table:table-cell office:value-type="string" table:style-name="ce1">
            <text:p>HALF</text:p>
          </table:table-cell>
          <table:table-cell office:value-type="float" office:value="0.14611969999999999" table:style-name="ce4">
            <text:p>0,1461197</text:p>
          </table:table-cell>
          <table:table-cell office:value-type="string" table:style-name="ce1">
            <text:p>1.495267</text:p>
          </table:table-cell>
          <table:table-cell office:value-type="string" table:style-name="ce1">
            <text:p>"Idle (0)","Idle (0)","Idle (0)"</text:p>
          </table:table-cell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1">
            <text:p>FLOAT</text:p>
          </table:table-cell>
          <table:table-cell office:value-type="float" office:value="0.211954" table:style-name="ce1">
            <text:p>0,211954</text:p>
          </table:table-cell>
          <table:table-cell office:value-type="string" table:style-name="ce1">
            <text:p>0.993633</text:p>
          </table:table-cell>
          <table:table-cell office:value-type="string" table:style-name="ce1">
            <text:p>"Idle (0)","Idle (0)","Idle (0)"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6">
            <text:p>NONE</text:p>
          </table:table-cell>
          <table:table-cell office:value-type="string" table:style-name="ce1">
            <text:p>HALF</text:p>
          </table:table-cell>
          <table:table-cell office:value-type="float" office:value="0.14750440000000001" table:style-name="ce1">
            <text:p>0,1475044</text:p>
          </table:table-cell>
          <table:table-cell office:value-type="string" table:style-name="ce1">
            <text:p>1.409362</text:p>
          </table:table-cell>
          <table:table-cell office:value-type="string" table:style-name="ce1">
            <text:p>"Idle (0)","Idle (0)","Idle (0)"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1">
            <text:p>FLOAT</text:p>
          </table:table-cell>
          <table:table-cell office:value-type="float" office:value="0.21289469999999999" table:style-name="ce1">
            <text:p>0,2128947</text:p>
          </table:table-cell>
          <table:table-cell office:value-type="string" table:style-name="ce1">
            <text:p>1.590087</text:p>
          </table:table-cell>
          <table:table-cell office:value-type="string" table:style-name="ce1">
            <text:p>"Idle (0)","Idle (0)","Idle (0)"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1" draw:id="id0" draw:style-name="a0" draw:name="Gráfico 2" svg:x="0.01042in" svg:y="0.03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2">
            <text:p>IPC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1" table:number-rows-spanned="4" table:style-name="ce7">
            <text:p>DMR</text:p>
          </table:table-cell>
          <table:table-cell office:value-type="string" table:number-columns-spanned="1" table:number-rows-spanned="2" table:style-name="ce7">
            <text:p>TENSOR</text:p>
          </table:table-cell>
          <table:table-cell office:value-type="string" table:style-name="ce5">
            <text:p>HALF</text:p>
          </table:table-cell>
          <table:table-cell office:value-type="float" office:value="0.39866299999999999" table:style-name="ce1">
            <text:p>0,398663</text:p>
          </table:table-cell>
          <table:table-cell table:number-columns-repeated="16380" table:style-name="ce1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0.48227900000000001" table:style-name="ce1">
            <text:p>0,482279</text:p>
          </table:table-cell>
          <table:table-cell table:number-columns-repeated="16380" table:style-name="ce1"/>
        </table:table-row>
        <table:table-row table:style-name="ro2">
          <table:covered-table-cell/>
          <table:table-cell office:value-type="string" table:number-columns-spanned="1" table:number-rows-spanned="2" table:style-name="ce7">
            <text:p>NO <text:s/>TENSOR</text:p>
          </table:table-cell>
          <table:table-cell office:value-type="string" table:style-name="ce1">
            <text:p>HALF</text:p>
          </table:table-cell>
          <table:table-cell office:value-type="float" office:value="1.4952669999999999" table:style-name="ce1">
            <text:p>1,495267</text:p>
          </table:table-cell>
          <table:table-cell table:number-columns-repeated="16380" table:style-name="ce1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0.99363299999999999" table:style-name="ce1">
            <text:p>0,993633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1" table:number-rows-spanned="4" table:style-name="ce7">
            <text:p>NONE</text:p>
          </table:table-cell>
          <table:table-cell office:value-type="string" table:number-columns-spanned="1" table:number-rows-spanned="2" table:style-name="ce7">
            <text:p>TENSOR</text:p>
          </table:table-cell>
          <table:table-cell office:value-type="string" table:style-name="ce1">
            <text:p>HALF</text:p>
          </table:table-cell>
          <table:table-cell office:value-type="float" office:value="0.39697900000000003" table:style-name="ce1">
            <text:p>0,396979</text:p>
          </table:table-cell>
          <table:table-cell table:number-columns-repeated="16380" table:style-name="ce1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0.47924800000000001" table:style-name="ce1">
            <text:p>0,479248</text:p>
          </table:table-cell>
          <table:table-cell table:number-columns-repeated="16380" table:style-name="ce1"/>
        </table:table-row>
        <table:table-row table:style-name="ro2">
          <table:covered-table-cell/>
          <table:table-cell office:value-type="string" table:number-columns-spanned="1" table:number-rows-spanned="2" table:style-name="ce7">
            <text:p>NO <text:s/>TENSOR</text:p>
          </table:table-cell>
          <table:table-cell office:value-type="string" table:style-name="ce1">
            <text:p>HALF</text:p>
          </table:table-cell>
          <table:table-cell office:value-type="float" office:value="1.409362" table:style-name="ce1">
            <text:p>1,409362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1.590087" table:style-name="ce1">
            <text:p>1,590087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1">
            <draw:frame draw:z-index="2" draw:id="id1" draw:style-name="a1" draw:name="Gráfico 3" svg:x="1.80729in" svg:y="0.1197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2">
            <text:p>Execution Time (s)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4" table:style-name="ce7">
            <text:p>DMR</text:p>
          </table:table-cell>
          <table:table-cell office:value-type="string" table:number-columns-spanned="1" table:number-rows-spanned="2" table:style-name="ce7">
            <text:p>TENSOR</text:p>
          </table:table-cell>
          <table:table-cell office:value-type="string" table:style-name="ce5">
            <text:p>HALF</text:p>
          </table:table-cell>
          <table:table-cell office:value-type="float" office:value="0.27227970000000001" table:style-name="ce1">
            <text:p>0,2722797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0.33732909999999999" table:style-name="ce1">
            <text:p>0,3373291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2" table:style-name="ce7">
            <text:p>NO <text:s/>TENSOR</text:p>
          </table:table-cell>
          <table:table-cell office:value-type="string" table:style-name="ce1">
            <text:p>HALF</text:p>
          </table:table-cell>
          <table:table-cell office:value-type="float" office:value="0.14611969999999999" table:style-name="ce4">
            <text:p>0,1461197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0.211954" table:style-name="ce1">
            <text:p>0,211954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4" table:style-name="ce7">
            <text:p>NONE</text:p>
          </table:table-cell>
          <table:table-cell office:value-type="string" table:number-columns-spanned="1" table:number-rows-spanned="2" table:style-name="ce7">
            <text:p>TENSOR</text:p>
          </table:table-cell>
          <table:table-cell office:value-type="string" table:style-name="ce1">
            <text:p>HALF</text:p>
          </table:table-cell>
          <table:table-cell office:value-type="float" office:value="0.272318" table:style-name="ce1">
            <text:p>0,272318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0.33727489999999999" table:style-name="ce1">
            <text:p>0,3372749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2" table:style-name="ce7">
            <text:p>NO <text:s/>TENSOR</text:p>
          </table:table-cell>
          <table:table-cell office:value-type="string" table:style-name="ce1">
            <text:p>HALF</text:p>
          </table:table-cell>
          <table:table-cell office:value-type="float" office:value="0.14750440000000001" table:style-name="ce1">
            <text:p>0,1475044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0.21289469999999999" table:style-name="ce1">
            <text:p>0,2128947</text:p>
          </table:table-cell>
          <table:table-cell table:number-columns-repeated="16380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edro</dc:creator>
    <meta:creation-date>2019-05-20T23:45:15Z</meta:creation-date>
    <dc:date>2019-05-25T03:37:30Z</dc:date>
    <meta:editing-cycles>8</meta:editing-cycles>
    <meta:editing-duration>PT3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</text:p>
        </chart:title>
        <chart:plot-area chart:style-name="Plt0">
          <chart:axis chart:dimension="x" chart:name="primary-x" chart:style-name="Axs0">
            <chart:categories table:cell-range-address="Planilha1.$A$27:.$C$34"/>
          </chart:axis>
          <chart:axis chart:dimension="y" chart:name="primary-y" chart:style-name="Axs1">
            <chart:grid chart:class="major" chart:style-name="GMa1"/>
          </chart:axis>
          <chart:series chart:values-cell-range-address="Planilha1.$D$27:.$D$34" chart:class="chart:bar" chart:attached-axis="primary-y" chart:style-name="G0S0">
            <chart:data-point chart:repeated="8"/>
          </chart:series>
          <chart:series chart:values-cell-range-address="Planilha1.$D$26" chart:class="chart:bar" chart:attached-axis="primary-y" chart:style-name="G0S1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Execution Time</text:p>
        </chart:title>
        <chart:plot-area chart:style-name="Plt0">
          <chart:axis chart:dimension="x" chart:name="primary-x" chart:style-name="Axs0">
            <chart:categories table:cell-range-address="Planilha1.$A$39:.$C$46"/>
          </chart:axis>
          <chart:axis chart:dimension="y" chart:name="primary-y" chart:style-name="Axs1">
            <chart:title chart:style-name="AT01">
              <text:p text:style-name="a1" text:class-names="" text:cond-style-name="">Execution Time (s)</text:p>
            </chart:title>
            <chart:grid chart:class="major" chart:style-name="GMa1"/>
          </chart:axis>
          <chart:series chart:values-cell-range-address="Planilha1.$D$39:.$D$46" chart:class="chart:bar" chart:attached-axis="primary-y" chart:style-name="G0S0">
            <chart:data-point chart:repeated="8"/>
          </chart:series>
          <chart:series chart:values-cell-range-address="Planilha1.$D$38" chart:class="chart:bar" chart:attached-axis="primary-y" chart:style-name="G0S1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